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NewRomanPSMT" svg:font-family="TimesNewRomanPSMT" style:font-family-generic="roman" style:font-pitch="variable"/>
  </office:font-face-decls>
  <office:automatic-styles>
    <style:style style:name="P1" style:family="paragraph" style:parent-style-name="Standard">
      <style:text-properties officeooo:paragraph-rsid="000689c2"/>
    </style:style>
    <style:style style:name="P2" style:family="paragraph" style:parent-style-name="Standard">
      <style:paragraph-properties fo:line-height="200%" fo:text-align="start" style:justify-single-word="false"/>
      <style:text-properties fo:color="#000000" loext:opacity="100%" style:font-name="TimesNewRomanPSMT" fo:font-size="12pt" fo:font-weight="normal" officeooo:rsid="000689c2" officeooo:paragraph-rsid="000689c2" style:font-size-asian="12pt" style:font-weight-asian="normal" style:font-weight-complex="normal"/>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line-height="200%" fo:text-align="center" style:justify-single-word="false"/>
      <style:text-properties officeooo:paragraph-rsid="000689c2"/>
    </style:style>
    <style:style style:name="P5" style:family="paragraph" style:parent-style-name="Standard">
      <style:paragraph-properties fo:line-height="200%" fo:text-align="start" style:justify-single-word="false"/>
      <style:text-properties officeooo:paragraph-rsid="000689c2"/>
    </style:style>
    <style:style style:name="P6" style:family="paragraph" style:parent-style-name="Standard">
      <style:paragraph-properties fo:line-height="200%" fo:text-align="start" style:justify-single-word="false"/>
      <style:text-properties style:text-underline-style="none" fo:font-weight="normal" officeooo:rsid="000689c2" officeooo:paragraph-rsid="000689c2" style:font-weight-asian="normal" style:font-weight-complex="normal"/>
    </style:style>
    <style:style style:name="P7" style:family="paragraph" style:parent-style-name="Standard">
      <style:paragraph-properties fo:line-height="200%" fo:text-align="center"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8" style:family="paragraph" style:parent-style-name="Standard">
      <style:paragraph-properties fo:line-height="200%" fo:text-align="start" style:justify-single-word="false"/>
      <style:text-properties fo:color="#000000" loext:opacity="100%" style:font-name="TimesNewRomanPSMT" fo:font-size="12pt" style:text-underline-style="solid" style:text-underline-width="auto" style:text-underline-color="font-color" fo:font-weight="normal" officeooo:rsid="000689c2" officeooo:paragraph-rsid="000689c2" style:font-size-asian="12pt" style:font-weight-asian="normal" style:font-weight-complex="normal"/>
    </style:style>
    <style:style style:name="T1" style:family="text">
      <style:text-properties fo:color="#000000" loext:opacity="100%" style:font-name="Helvetica" fo:font-size="12pt" style:font-size-asian="12pt"/>
    </style:style>
    <style:style style:name="T2" style:family="text">
      <style:text-properties fo:color="#000000" loext:opacity="100%" style:font-name="Helvetica" fo:font-size="12pt" officeooo:rsid="000689c2" style:font-size-asian="12pt"/>
    </style:style>
    <style:style style:name="T3" style:family="text">
      <style:text-properties fo:color="#000000" loext:opacity="100%" style:font-name="TimesNewRomanPSMT" fo:font-size="12pt" style:font-size-asian="12pt"/>
    </style:style>
    <style:style style:name="T4" style:family="text">
      <style:text-properties fo:color="#000000" loext:opacity="100%" style:font-name="TimesNewRomanPSMT" fo:font-size="12pt" officeooo:rsid="000689c2" style:font-size-asian="12pt"/>
    </style:style>
    <style:style style:name="T5" style:family="text">
      <style:text-properties fo:color="#000000" loext:opacity="100%" style:font-name="TimesNewRomanPSMT" fo:font-size="12pt" officeooo:rsid="000784ca" style:font-size-asian="12pt"/>
    </style:style>
    <style:style style:name="T6" style:family="text">
      <style:text-properties fo:color="#000000" loext:opacity="100%" style:font-name="TimesNewRomanPSMT" fo:font-size="12pt" officeooo:rsid="0007c968" style:font-size-asian="12pt"/>
    </style:style>
    <style:style style:name="T7" style:family="text">
      <style:text-properties fo:color="#000000" loext:opacity="100%" style:font-name="TimesNewRomanPSMT" fo:font-size="12pt" officeooo:rsid="000898e1" style:font-size-asian="12pt"/>
    </style:style>
    <style:style style:name="T8" style:family="text">
      <style:text-properties fo:color="#000000" loext:opacity="100%" style:font-name="TimesNewRomanPSMT" fo:font-size="12pt" officeooo:rsid="000a26a2" style:font-size-asian="12pt"/>
    </style:style>
    <style:style style:name="T9" style:family="text">
      <style:text-properties fo:color="#000000" loext:opacity="100%" style:font-name="TimesNewRomanPSMT" fo:font-size="12pt" officeooo:rsid="000b9893" style:font-size-asian="12pt"/>
    </style:style>
    <style:style style:name="T10" style:family="text">
      <style:text-properties fo:color="#000000" loext:opacity="100%" style:font-name="TimesNewRomanPSMT" fo:font-size="12pt" officeooo:rsid="000b9895" style:font-size-asian="12pt"/>
    </style:style>
    <style:style style:name="T11" style:family="text">
      <style:text-properties fo:color="#000000" loext:opacity="100%" style:font-name="TimesNewRomanPSMT" fo:font-size="12pt" officeooo:rsid="000bbce3" style:font-size-asian="12pt"/>
    </style:style>
    <style:style style:name="T12" style:family="text">
      <style:text-properties fo:color="#000000" loext:opacity="100%" style:font-name="TimesNewRomanPSMT" fo:font-size="12pt" officeooo:rsid="000ce78d" style:font-size-asian="12pt"/>
    </style:style>
    <style:style style:name="T13" style:family="text">
      <style:text-properties fo:color="#000000" loext:opacity="100%" style:font-name="TimesNewRomanPSMT" fo:font-size="12pt" officeooo:rsid="000d12ef" style:font-size-asian="12pt"/>
    </style:style>
    <style:style style:name="T14" style:family="text">
      <style:text-properties fo:color="#000000" loext:opacity="100%" style:font-name="TimesNewRomanPSMT" fo:font-size="12pt" officeooo:rsid="000e38de" style:font-size-asian="12pt"/>
    </style:style>
    <style:style style:name="T15" style:family="text">
      <style:text-properties fo:color="#000000" loext:opacity="100%" style:font-name="TimesNewRomanPSMT" fo:font-size="12pt" style:text-underline-style="none" fo:font-weight="bold" officeooo:rsid="000689c2" style:font-size-asian="12pt" style:font-weight-asian="bold" style:font-weight-complex="bold"/>
    </style:style>
    <style:style style:name="T16" style:family="text">
      <style:text-properties officeooo:rsid="00115dba"/>
    </style:style>
    <style:style style:name="T17" style:family="text">
      <style:text-properties officeooo:rsid="00117202"/>
    </style:style>
    <style:style style:name="T18" style:family="text">
      <style:text-properties officeooo:rsid="001342bf"/>
    </style:style>
    <style:style style:name="T19" style:family="text">
      <style:text-properties officeooo:rsid="0013702b"/>
    </style:style>
    <style:style style:name="T20" style:family="text">
      <style:text-properties officeooo:rsid="00139500"/>
    </style:style>
    <style:style style:name="T21" style:family="text">
      <style:text-properties officeooo:rsid="00159237"/>
    </style:style>
    <style:style style:name="T22" style:family="text">
      <style:text-properties officeooo:rsid="001705e7"/>
    </style:style>
    <style:style style:name="T23" style:family="text">
      <style:text-properties officeooo:rsid="00179e7f"/>
    </style:style>
    <style:style style:name="T24" style:family="text">
      <style:text-properties officeooo:rsid="0019526b"/>
    </style:style>
    <style:style style:name="T25" style:family="text">
      <style:text-properties officeooo:rsid="001b48b4"/>
    </style:style>
    <style:style style:name="T26" style:family="text">
      <style:text-properties officeooo:rsid="001bc6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loext:marker-style-name="T3"><text:span text:style-name="T3"/></text:p>
      <text:p text:style-name="P7" loext:marker-style-name="T3"><text:span text:style-name="T3"/></text:p>
      <text:p text:style-name="P7" loext:marker-style-name="T3"><text:span text:style-name="T3"/></text:p>
      <text:p text:style-name="P7" loext:marker-style-name="T3"><text:span text:style-name="T3"/></text:p>
      <text:p text:style-name="P7" loext:marker-style-name="T3"><text:span text:style-name="T3"/></text:p>
      <text:p text:style-name="P7" loext:marker-style-name="T3"><text:span text:style-name="T3"/></text:p>
      <text:p text:style-name="P7" loext:marker-style-name="T3"><text:span text:style-name="T3"/></text:p>
      <text:p text:style-name="P7" loext:marker-style-name="T3"><text:span text:style-name="T3">EN.605.202.81 Section 84</text:span></text:p>
      <text:p text:style-name="P7" loext:marker-style-name="T3"><text:span text:style-name="T3">Alexander Shah</text:span><text:span text:style-name="T3"/></text:p>
      <text:p text:style-name="P7" loext:marker-style-name="T3"><text:span text:style-name="T3">Lab </text:span><text:span text:style-name="T4">3</text:span><text:span text:style-name="T3">: </text:span><text:span text:style-name="T4">Huffman Encoding Analysis</text:span></text:p>
      <text:p text:style-name="P3"><text:span text:style-name="T4">November 13,</text:span><text:span text:style-name="T3"> 2023</text:span></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4"><text:soft-page-break/><text:span text:style-name="T15">Lab 3 Analysis</text:span></text:p>
      <text:p text:style-name="P6"><text:span text:style-name="T3"><text:tab/>This program processes data to encode or decode using the Huffman Encoding scheme by taking in a frequency table, encoded data to decode, data to encode, and an output file to write to. The program builds a </text:span><text:span text:style-name="T5">H</text:span><text:span text:style-name="T3">uffman tree </text:span><text:span text:style-name="T6">from the frequency table, develops codes from the tree, and then uses these codes to encode or decode data. </text:span><text:span text:style-name="T7">The program uses error handling to report when characters could not be processed, and </text:span><text:span text:style-name="T8">reports results and errors to the output file.</text:span></text:p>
      <text:p text:style-name="P6"><text:span text:style-name="T8"><text:tab/>Huffman encoding is a lossless compression scheme and this program </text:span><text:span text:style-name="T11">saves data by using </text:span><text:span text:style-name="T8">shorter codes for more frequent characters. </text:span><text:span text:style-name="T9">Compared to other fixed length encoding schemes, Huffman </text:span><text:span text:style-name="T11">can save a good amount of </text:span><text:span text:style-name="T9">data, </text:span><text:span text:style-name="T10">though this</text:span><text:span text:style-name="T9"> depend</text:span><text:span text:style-name="T10">s </text:span><text:span text:style-name="T9">on the character frequencies </text:span><text:span text:style-name="T12">and thereby the message</text:span><text:span text:style-name="T9">. </text:span></text:p>
      <text:p text:style-name="P5"><text:span text:style-name="T3"><text:tab/></text:span><text:span text:style-name="T12">Breaking ties in a specific manner may influence the frequency table and how much data is compressed. This is a two sided problem, the method for building the tree can influence how optimal the codes are produced, but are also dependent on the message and frequency table. Working out a good tree building method in accordance with the message can effect the performance of the compression. For example in this program gives left precedence to single letters, then alphabetically where the tree is traversed in preorder traversal. If the program were to first alphabetize then consider groups then single letters, the codes would be much longer as short codes would be created for groupings alphabetically then longer codes for single letters.</text:span></text:p>
      <text:p text:style-name="P5"><text:span text:style-name="T12"><text:tab/></text:span><text:span text:style-name="T13">It was necessary to use </text:span><text:span text:style-name="T14">a priority queue in order to create a tree with frequency precedence and tie breaking mechanisms. The nodes themselves are defined as Huffman nodes in order for the queue to contain the relevant information a Huffman tree requires. This includes the character, frequency, and the nodes to the left and right if present.</text:span></text:p>
      <text:p text:style-name="P8"/>
      <text:p text:style-name="P8"/>
      <text:p text:style-name="P8"><text:soft-page-break/>Justification for Design Decisions</text:p>
      <text:p text:style-name="P2"><text:tab/><text:span text:style-name="T16">This program uses a priority queue, which is one data structure choice for building trees, another choice could have been a heap but I chose to further improve the previously used stack code from older labs by turning it into a priority queue. The intermediary data structures are arrays and strings which in Python are easy to manipulate and call other methods on. The program uses string methods like join and strip to remove whitespaces instead of processing them in the algorithm and discarding them. If necessary the error handling in the encoding and decoding methods could handle whitespace and any character which doesn’t have a code. </text:span><text:span text:style-name="T17">The error handling in the encoding method gathers any characters it did not convert and reports them to the output file. In the decoding method, if an incorrect bit is found, not a 0 or 1, </text:span><text:span text:style-name="T20">the incorrect bits are gathered and</text:span><text:span text:style-name="T17"> an error </text:span><text:span text:style-name="T20">is reported to the output file</text:span><text:span text:style-name="T17">. </text:span><text:span text:style-name="T18">This helps identify whe</text:span><text:span text:style-name="T19">re</text:span><text:span text:style-name="T18"> things go wrong but also to try and keep going while keeping the user informed.</text:span></text:p>
      <text:p text:style-name="P8">What I Learned/What I would Do Differently</text:p>
      <text:p text:style-name="P2"><text:tab/><text:span text:style-name="T21">The implementation of the huffman tree and finding codes took a lot of trial and error to match the expected codes. Huffman trees and codes can be made from different rules that change the codes even though the correctness of encoding or decoding </text:span><text:span text:style-name="T22">steps </text:span><text:span text:style-name="T21">may </text:span><text:span text:style-name="T22">be the same, the message will not be translated properly. </text:span><text:span text:style-name="T23">I spent a lot of time trying to get the codes in my lab to match the codes I worked out by hand, and I had made a mistake in my calculations, </text:span><text:span text:style-name="T24">which I could only notice by getting the same codes repeatedly from my programming which led me to recalculate the codes I had made. </text:span><text:span text:style-name="T25">I would spend longer on the implementation than getting things to match and verifying that down the line the actual encoding and decoding process was going smoothly. </text:span><text:span text:style-name="T26">If I had just tried to convert hello world, I would have noticed my progress much easi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NewRomanPSMT" svg:font-family="TimesNewRomanPSMT"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0689c2"/>
    </style:style>
    <style:style style:name="MT1" style:family="text">
      <style:text-properties fo:color="#000000" loext:opacity="100%" style:font-name="Helvetica" fo:font-size="12pt" style:font-size-asian="12pt"/>
    </style:style>
    <style:style style:name="MT2" style:family="text">
      <style:text-properties fo:color="#000000" loext:opacity="100%" style:font-name="Helvetica" fo:font-size="12pt" officeooo:rsid="000689c2" style:font-size-asian="12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605.202 Introduction to Data Structures<text:tab/><text:tab/><text:tab/><text:tab/> <text:s text:c="6"/>Alex Shah – Lab </text:span><text:span text:style-name="MT2">3</text:span><text:span text:style-name="MT1"> Analysis</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3T16:30:26.651497783</meta:creation-date>
    <dc:date>2023-11-14T18:01:09.513884958</dc:date>
    <meta:editing-duration>PT1H1M3S</meta:editing-duration>
    <meta:editing-cycles>23</meta:editing-cycles>
    <meta:generator>LibreOffice/7.6.2.1$MacOSX_AARCH64 LibreOffice_project/56f7684011345957bbf33a7ee678afaf4d2ba333</meta:generator>
    <meta:document-statistic meta:table-count="0" meta:image-count="0" meta:object-count="0" meta:page-count="3" meta:paragraph-count="14" meta:word-count="673" meta:character-count="3958" meta:non-whitespace-character-count="3281"/>
  </office:meta>
</office:document-meta>
</file>